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A9000003203E884B1C.png" manifest:media-type="image/png"/>
  <manifest:file-entry manifest:full-path="Pictures/100000000000017A00000255FDAE92E87512B8D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" style:family="graphic" style:parent-style-name="standard">
      <style:graphic-properties svg:stroke-width="0.035cm" svg:stroke-color="#000000" draw:marker-start="Arrow" draw:marker-start-width="0.352cm" draw:marker-end-width="0.252cm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color="#ff66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6.604cm" svg:height="1.361cm" svg:x="8.414cm" svg:y="15.35cm">
          <draw:text-box>
            <text:p text:style-name="P1"><text:span text:style-name="T1">Fake SN</text:span></text:p>
            <text:p text:style-name="P1"><text:span text:style-name="T1">(Active IMSI-catcher)</text:span></text:p>
          </draw:text-box>
        </draw:frame>
        <draw:frame draw:style-name="gr1" draw:text-style-name="P3" draw:layer="layout" svg:width="3.8cm" svg:height="0.806cm" svg:x="14.614cm" svg:y="15.75cm">
          <draw:text-box>
            <text:p><text:span text:style-name="T1">Legitimate SN</text:span></text:p>
          </draw:text-box>
        </draw:frame>
        <draw:line draw:style-name="gr2" draw:text-style-name="P1" draw:layer="layout" svg:x1="5.751cm" svg:y1="13.206cm" svg:x2="9.906cm" svg:y2="13.206cm">
          <text:p/>
        </draw:line>
        <draw:line draw:style-name="gr3" draw:text-style-name="P1" draw:layer="layout" svg:x1="5.851cm" svg:y1="14.268cm" svg:x2="9.906cm" svg:y2="14.224cm">
          <text:p/>
        </draw:line>
        <draw:frame draw:style-name="gr4" draw:text-style-name="P4" draw:layer="layout" svg:width="3.782cm" svg:height="0.762cm" svg:x="6.221cm" svg:y="12.49cm">
          <draw:text-box>
            <text:p><text:span text:style-name="T2">Inquires the IMSI</text:span></text:p>
          </draw:text-box>
        </draw:frame>
        <draw:frame draw:style-name="gr4" draw:text-style-name="P4" draw:layer="layout" svg:width="1.462cm" svg:height="0.762cm" svg:x="7.021cm" svg:y="13.49cm">
          <draw:text-box>
            <text:p><text:span text:style-name="T2">IMSI</text:span></text:p>
          </draw:text-box>
        </draw:frame>
        <draw:frame draw:style-name="gr5" draw:text-style-name="P1" draw:layer="layout" svg:width="1.394cm" svg:height="2.201cm" svg:x="3.786cm" svg:y="12.619cm">
          <draw:image xlink:href="Pictures/100000000000017A00000255FDAE92E87512B8DC.jpg" xlink:type="simple" xlink:show="embed" xlink:actuate="onLoad">
            <text:p/>
          </draw:image>
        </draw:frame>
        <draw:frame draw:style-name="gr1" draw:text-style-name="P3" draw:layer="layout" svg:width="1.524cm" svg:height="0.806cm" svg:x="3.964cm" svg:y="14.866cm">
          <draw:text-box>
            <text:p><text:span text:style-name="T1">UE</text:span></text:p>
          </draw:text-box>
        </draw:frame>
        <draw:frame draw:style-name="gr6" draw:text-style-name="P1" draw:layer="layout" svg:width="3.159cm" svg:height="3.245cm" svg:x="10.212cm" svg:y="11.78cm">
          <draw:image xlink:href="Pictures/10000201000002A9000003203E884B1C.png" xlink:type="simple" xlink:show="embed" xlink:actuate="onLoad">
            <text:p/>
          </draw:image>
        </draw:frame>
        <draw:frame draw:style-name="gr5" draw:text-style-name="P1" draw:layer="layout" svg:width="3.762cm" svg:height="4.358cm" svg:x="14.41cm" svg:y="10.668cm">
          <draw:image xlink:href="Pictures/10000201000002A9000003203E884B1C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0T08:45:17.083173716</meta:creation-date>
    <dc:date>2017-07-06T21:05:58.108860125</dc:date>
    <meta:editing-duration>P1DT12H40M15S</meta:editing-duration>
    <meta:editing-cycles>10</meta:editing-cycles>
    <meta:generator>LibreOffice/4.2.8.2$Linux_X86_64 LibreOffice_project/420m0$Build-2</meta:generator>
    <dc:creator>Khan A</dc:creator>
    <meta:document-statistic meta:object-count="33"/>
  </office:meta>
</office:document-meta>
</file>